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-color="#000000"/>
    </style:style>
    <style:style style:name="gr2" style:family="graphic" style:parent-style-name="standard">
      <style:graphic-properties svg:stroke-width="0.04cm" svg:stroke-color="#ffffff" draw:fill="none" draw:fill-color="#ffffff" fo:padding-top="-0.03cm" fo:padding-bottom="-0.03cm" fo:padding-left="-0.03cm" fo:padding-right="-0.03cm"/>
    </style:style>
    <style:style style:name="gr3" style:family="graphic" style:parent-style-name="standard">
      <style:graphic-properties draw:stroke="none" svg:stroke-width="0.04cm" draw:fill-color="#009cd4"/>
    </style:style>
    <style:style style:name="gr4" style:family="graphic" style:parent-style-name="standard">
      <style:graphic-properties draw:stroke="none" svg:stroke-width="0.04cm" draw:fill-color="#ffffff"/>
    </style:style>
    <style:style style:name="gr5" style:family="graphic" style:parent-style-name="standard">
      <style:graphic-properties draw:stroke="none" svg:stroke-width="0.04cm" draw:fill="none" draw:fill-color="#ffffff"/>
    </style:style>
    <style:style style:name="gr6" style:family="graphic" style:parent-style-name="standard">
      <style:graphic-properties svg:stroke-width="0.08cm" svg:stroke-color="#ffffff" draw:fill="none" draw:fill-color="#ffffff" fo:padding-top="-0.01cm" fo:padding-bottom="-0.01cm" fo:padding-left="-0.01cm" fo:padding-right="-0.01cm"/>
    </style:style>
  </office:automatic-styles>
  <office:body>
    <office:drawing>
      <draw:page draw:name="page1" draw:style-name="dp1" draw:master-page-name="Default">
        <draw:g>
          <draw:glue-point draw:id="4" svg:x="-0.008cm" svg:y="-5cm"/>
          <draw:glue-point draw:id="5" svg:x="-0.008cm" svg:y="5cm"/>
          <draw:glue-point draw:id="6" svg:x="-5cm" svg:y="-3.067cm"/>
          <draw:glue-point draw:id="7" svg:x="-5cm" svg:y="3.068cm"/>
          <draw:glue-point draw:id="8" svg:x="-5cm" svg:y="0cm"/>
          <draw:glue-point draw:id="9" svg:x="5cm" svg:y="-3.067cm"/>
          <draw:glue-point draw:id="10" svg:x="5cm" svg:y="3.068cm"/>
          <draw:glue-point draw:id="11" svg:x="5cm" svg:y="0cm"/>
          <draw:glue-point draw:id="12" svg:x="-0.002cm" svg:y="0cm"/>
          <draw:path draw:style-name="gr1" draw:layer="layout" svg:width="1.988cm" svg:height="1.613cm" svg:x="0.003cm" svg:y="0.387cm" svg:viewBox="0 0 1989 1614" svg:d="m0 0c0 210 443 388 994 388s995-173 995-388v1225c0 216-444 389-995 389s-994-173-994-389z">
            <text:p/>
          </draw:path>
          <draw:path draw:style-name="gr2" draw:layer="layout" svg:width="1.988cm" svg:height="1.613cm" svg:x="0.003cm" svg:y="0.387cm" svg:viewBox="0 0 1989 1614" svg:d="m0 0c0 210 443 388 994 388s995-173 995-388v1225c0 216-444 389-995 389s-994-173-994-389z">
            <text:p/>
          </draw:path>
          <draw:path draw:style-name="gr3" draw:layer="layout" svg:width="1.988cm" svg:height="1.613cm" svg:x="0cm" svg:y="0.387cm" svg:viewBox="0 0 1989 1614" svg:d="m1989 0c0 210-444 388-995 388s-994-173-994-388v1225c0 216 443 389 994 389s995-173 995-389z">
            <text:p/>
          </draw:path>
          <draw:path draw:style-name="gr2" draw:layer="layout" svg:width="1.988cm" svg:height="1.613cm" svg:x="0cm" svg:y="0.387cm" svg:viewBox="0 0 1989 1614" svg:d="m1989 0c0 210-444 388-995 388s-994-173-994-388v1225c0 216 443 389 994 389s995-173 995-389z">
            <text:p/>
          </draw:path>
          <draw:path draw:style-name="gr3" draw:layer="layout" svg:width="1.988cm" svg:height="0.778cm" svg:x="0cm" svg:y="0cm" svg:viewBox="0 0 1989 779" svg:d="m994 779c551 0 995-174 995-390 0-217-444-389-995-389s-994 172-994 389c0 211 443 390 994 390z">
            <text:p/>
          </draw:path>
          <draw:path draw:style-name="gr2" draw:layer="layout" svg:width="1.988cm" svg:height="0.778cm" svg:x="0cm" svg:y="0cm" svg:viewBox="0 0 1989 779" svg:d="m994 779c551 0 995-174 995-390 0-217-444-389-995-389s-994 172-994 389c0 211 443 390 994 390z">
            <text:p/>
          </draw:path>
          <draw:polygon draw:style-name="gr4" draw:layer="layout" svg:width="0.716cm" svg:height="0.229cm" svg:x="0.141cm" svg:y="0.188cm" svg:viewBox="0 0 717 230" draw:points="636,32 717,158 410,230 480,175 0,93 118,0 582,82">
            <text:p/>
          </draw:polygon>
          <draw:polygon draw:style-name="gr4" draw:layer="layout" svg:width="0.698cm" svg:height="0.218cm" svg:x="1.162cm" svg:y="0.338cm" svg:viewBox="0 0 699 219" draw:points="54,181 0,55 281,0 233,44 699,126 585,219 119,132">
            <text:p/>
          </draw:polygon>
          <draw:polygon draw:style-name="gr4" draw:layer="layout" svg:width="0.377cm" svg:height="0.24cm" svg:x="1.004cm" svg:y="0.069cm" svg:viewBox="0 0 378 241" draw:points="59,85 372,0 378,134 297,118 145,241 0,220 156,96">
            <text:p/>
          </draw:polygon>
          <draw:polygon draw:style-name="gr4" draw:layer="layout" svg:width="0.396cm" svg:height="0.265cm" svg:x="0.621cm" svg:y="0.433cm" svg:viewBox="0 0 397 266" draw:points="309,211 10,266 0,124 87,140 250,0 397,26 222,179">
            <text:p/>
          </draw:polygon>
          <draw:polygon draw:style-name="gr4" draw:layer="layout" svg:width="0.372cm" svg:height="0.372cm" svg:x="0.795cm" svg:y="1.129cm" svg:viewBox="0 0 373 373" draw:points="373,373 0,373 0,0 373,0">
            <text:p/>
          </draw:polygon>
          <draw:polygon draw:style-name="gr5" draw:layer="layout" svg:width="0.372cm" svg:height="0.372cm" svg:x="0.795cm" svg:y="1.129cm" svg:viewBox="0 0 373 373" draw:points="373,373 0,373 0,0 373,0">
            <text:p/>
          </draw:polygon>
          <draw:polygon draw:style-name="gr4" draw:layer="layout" svg:width="0.28cm" svg:height="0.155cm" svg:x="0.265cm" svg:y="0.865cm" svg:viewBox="0 0 281 156" draw:points="281,0 281,156 0,156 0,0">
            <text:p/>
          </draw:polygon>
          <draw:polygon draw:style-name="gr5" draw:layer="layout" svg:width="0.28cm" svg:height="0.155cm" svg:x="0.265cm" svg:y="0.865cm" svg:viewBox="0 0 281 156" draw:points="281,0 281,156 0,156 0,0">
            <text:p/>
          </draw:polygon>
          <draw:polygon draw:style-name="gr4" draw:layer="layout" svg:width="0.28cm" svg:height="0.155cm" svg:x="0.265cm" svg:y="1.251cm" svg:viewBox="0 0 281 156" draw:points="281,0 281,156 0,156 0,0">
            <text:p/>
          </draw:polygon>
          <draw:polygon draw:style-name="gr5" draw:layer="layout" svg:width="0.28cm" svg:height="0.155cm" svg:x="0.265cm" svg:y="1.251cm" svg:viewBox="0 0 281 156" draw:points="281,0 281,156 0,156 0,0">
            <text:p/>
          </draw:polygon>
          <draw:polygon draw:style-name="gr4" draw:layer="layout" svg:width="0.28cm" svg:height="0.155cm" svg:x="0.265cm" svg:y="1.615cm" svg:viewBox="0 0 281 156" draw:points="281,0 281,156 0,156 0,0">
            <text:p/>
          </draw:polygon>
          <draw:polygon draw:style-name="gr5" draw:layer="layout" svg:width="0.28cm" svg:height="0.155cm" svg:x="0.265cm" svg:y="1.615cm" svg:viewBox="0 0 281 156" draw:points="281,0 281,156 0,156 0,0">
            <text:p/>
          </draw:polygon>
          <draw:polygon draw:style-name="gr4" draw:layer="layout" svg:width="0.28cm" svg:height="0.155cm" svg:x="0.841cm" svg:y="1.615cm" svg:viewBox="0 0 281 156" draw:points="281,0 281,156 0,156 0,0">
            <text:p/>
          </draw:polygon>
          <draw:polygon draw:style-name="gr5" draw:layer="layout" svg:width="0.28cm" svg:height="0.155cm" svg:x="0.841cm" svg:y="1.615cm" svg:viewBox="0 0 281 156" draw:points="281,0 281,156 0,156 0,0">
            <text:p/>
          </draw:polygon>
          <draw:polygon draw:style-name="gr4" draw:layer="layout" svg:width="0.28cm" svg:height="0.155cm" svg:x="1.436cm" svg:y="0.865cm" svg:viewBox="0 0 281 156" draw:points="281,0 281,156 0,156 0,0">
            <text:p/>
          </draw:polygon>
          <draw:polygon draw:style-name="gr5" draw:layer="layout" svg:width="0.28cm" svg:height="0.155cm" svg:x="1.436cm" svg:y="0.865cm" svg:viewBox="0 0 281 156" draw:points="281,0 281,156 0,156 0,0">
            <text:p/>
          </draw:polygon>
          <draw:polygon draw:style-name="gr4" draw:layer="layout" svg:width="0.28cm" svg:height="0.155cm" svg:x="0.841cm" svg:y="0.865cm" svg:viewBox="0 0 281 156" draw:points="281,0 281,156 0,156 0,0">
            <text:p/>
          </draw:polygon>
          <draw:polygon draw:style-name="gr5" draw:layer="layout" svg:width="0.28cm" svg:height="0.155cm" svg:x="0.841cm" svg:y="0.865cm" svg:viewBox="0 0 281 156" draw:points="281,0 281,156 0,156 0,0">
            <text:p/>
          </draw:polygon>
          <draw:polygon draw:style-name="gr4" draw:layer="layout" svg:width="0.28cm" svg:height="0.155cm" svg:x="1.436cm" svg:y="1.251cm" svg:viewBox="0 0 281 156" draw:points="281,0 281,156 0,156 0,0">
            <text:p/>
          </draw:polygon>
          <draw:polygon draw:style-name="gr5" draw:layer="layout" svg:width="0.28cm" svg:height="0.155cm" svg:x="1.436cm" svg:y="1.251cm" svg:viewBox="0 0 281 156" draw:points="281,0 281,156 0,156 0,0">
            <text:p/>
          </draw:polygon>
          <draw:polygon draw:style-name="gr4" draw:layer="layout" svg:width="0.28cm" svg:height="0.155cm" svg:x="1.436cm" svg:y="1.615cm" svg:viewBox="0 0 281 156" draw:points="281,0 281,156 0,156 0,0">
            <text:p/>
          </draw:polygon>
          <draw:polygon draw:style-name="gr5" draw:layer="layout" svg:width="0.28cm" svg:height="0.155cm" svg:x="1.436cm" svg:y="1.615cm" svg:viewBox="0 0 281 156" draw:points="281,0 281,156 0,156 0,0">
            <text:p/>
          </draw:polygon>
          <draw:line draw:style-name="gr6" draw:layer="layout" svg:x1="0.412cm" svg:y1="1.32cm" svg:x2="1.575cm" svg:y2="1.32cm">
            <text:p/>
          </draw:line>
          <draw:line draw:style-name="gr6" draw:layer="layout" svg:x1="0.979cm" svg:y1="0.968cm" svg:x2="0.979cm" svg:y2="1.698cm">
            <text:p/>
          </draw:line>
          <draw:line draw:style-name="gr6" draw:layer="layout" svg:x1="0.459cm" svg:y1="1.699cm" svg:x2="1.534cm" svg:y2="0.948cm">
            <text:p/>
          </draw:line>
          <draw:line draw:style-name="gr6" draw:layer="layout" svg:x1="1.514cm" svg:y1="1.699cm" svg:x2="0.439cm" svg:y2="0.94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Carrier Routing System</dc:title>
    <meta:creation-date>2011-02-07T16:38:20</meta:creation-date>
    <meta:editing-duration>P0D</meta:editing-duration>
    <meta:editing-cycles>1</meta:editing-cycles>
    <meta:document-statistic meta:object-count="33"/>
    <meta:generator>OpenOffice.org/3.3$Linux OpenOffice.org_project/330m20$Build-9567</meta:generator>
  </office:meta>
</office:document-meta>
</file>